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afd" officeooo:paragraph-rsid="0000bafd"/>
    </style:style>
    <style:style style:name="P2" style:family="paragraph" style:parent-style-name="Standard">
      <style:text-properties officeooo:rsid="0000ce98" officeooo:paragraph-rsid="0000ce98"/>
    </style:style>
    <style:style style:name="P3" style:family="paragraph" style:parent-style-name="Standard">
      <style:text-properties officeooo:rsid="00028515" officeooo:paragraph-rsid="00028515"/>
    </style:style>
    <style:style style:name="P4" style:family="paragraph" style:parent-style-name="Standard">
      <style:text-properties officeooo:rsid="0003ed05" officeooo:paragraph-rsid="0003ed05"/>
    </style:style>
    <style:style style:name="P5" style:family="paragraph" style:parent-style-name="Standard">
      <style:text-properties fo:font-weight="bold" officeooo:rsid="0003ed05" officeooo:paragraph-rsid="0003ed05" style:font-weight-asian="bold" style:font-weight-complex="bold"/>
    </style:style>
    <style:style style:name="P6" style:family="paragraph" style:parent-style-name="Standard">
      <style:text-properties officeooo:rsid="0000bafd" officeooo:paragraph-rsid="0000bafd"/>
    </style:style>
    <style:style style:name="P7" style:family="paragraph" style:parent-style-name="Standard">
      <style:text-properties style:text-underline-style="solid" style:text-underline-width="auto" style:text-underline-color="font-color" officeooo:rsid="0000bafd" officeooo:paragraph-rsid="0000bafd"/>
    </style:style>
    <style:style style:name="P8" style:family="paragraph" style:parent-style-name="Standard">
      <style:text-properties style:text-underline-style="solid" style:text-underline-width="auto" style:text-underline-color="font-color" officeooo:rsid="0000ce98" officeooo:paragraph-rsid="0000ce98"/>
    </style:style>
    <style:style style:name="P9" style:family="paragraph" style:parent-style-name="Standard">
      <style:text-properties style:text-underline-style="solid" style:text-underline-width="auto" style:text-underline-color="font-color" officeooo:rsid="00028515" officeooo:paragraph-rsid="00028515"/>
    </style:style>
    <style:style style:name="T1" style:family="text">
      <style:text-properties officeooo:rsid="0003ed05"/>
    </style:style>
    <style:style style:name="T2" style:family="text">
      <style:text-properties fo:font-size="36pt" fo:font-weight="bold" officeooo:rsid="0003ed05" style:font-size-asian="36pt" style:font-weight-asian="bold" style:font-size-complex="3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tab/><text:tab/><text:span text:style-name="T2">CRUD</text:span></text:p>
      <text:p text:style-name="Standard"/>
      <text:p text:style-name="Standard"/>
      <text:p text:style-name="P5">Question: Create a candidate database and collection details.</text:p>
      <text:p text:style-name="P4"/>
      <text:p text:style-name="P4"/>
      <text:p text:style-name="P1">creation</text:p>
      <text:p text:style-name="P1"/>
      <text:p text:style-name="P1"/>
      <text:p text:style-name="P1">employee&gt; use candidate</text:p>
      <text:p text:style-name="P1">switched to db candidate</text:p>
      <text:p text:style-name="P1">candidate&gt; db.createCollection('details')</text:p>
      <text:p text:style-name="P1">{ ok: 1 }</text:p>
      <text:p text:style-name="P1">candidate&gt; db.details.insertOne({name:'Adharsh',age:26,gender:'M',amount:3000})</text:p>
      <text:p text:style-name="P1">{</text:p>
      <text:p text:style-name="P1"><text:s text:c="2"/>acknowledged: true,</text:p>
      <text:p text:style-name="P1"><text:s text:c="2"/>insertedId: ObjectId("62a57b78de96bb8621ae7cfd")</text:p>
      <text:p text:style-name="P1">}</text:p>
      <text:p text:style-name="P1">candidate&gt; db.details.insertOne({name:'Gopika',age:24,gender:'F',amount:250})</text:p>
      <text:p text:style-name="P1">{</text:p>
      <text:p text:style-name="P1"><text:s text:c="2"/>acknowledged: true,</text:p>
      <text:p text:style-name="P1"><text:s text:c="2"/>insertedId: ObjectId("62a57b93de96bb8621ae7cfe")</text:p>
      <text:p text:style-name="P1">}</text:p>
      <text:p text:style-name="P1">candidate&gt; db.details.insertOne({name:'Binoy'',age:20,gender:'M',amount:700})</text:p>
      <text:p text:style-name="P1">Uncaught:</text:p>
      <text:p text:style-name="P1">SyntaxError: Unexpected token, expected "," (1:34)</text:p>
      <text:p text:style-name="P1"/>
      <text:p text:style-name="P1">&gt; 1 | db.details.insertOne({name:'Binoy'',age:20,gender:'M',amount:700})</text:p>
      <text:p text:style-name="P1"><text:s text:c="4"/>| <text:s text:c="34"/>^</text:p>
      <text:p text:style-name="P1"><text:s text:c="2"/>2 |</text:p>
      <text:p text:style-name="P1"/>
      <text:p text:style-name="P1">candidate&gt; db.details.insertOne({name:'Binoy',age:20,gender:'M',amount:700})</text:p>
      <text:p text:style-name="P1">{</text:p>
      <text:p text:style-name="P1"><text:s text:c="2"/>acknowledged: true,</text:p>
      <text:p text:style-name="P1"><text:s text:c="2"/>insertedId: ObjectId("62a57bb9de96bb8621ae7cff")</text:p>
      <text:p text:style-name="P1">}</text:p>
      <text:p text:style-name="P1">candidate&gt; db.details.insertOne({name:'Stefi',age:28,gender:'F',amount:1800})</text:p>
      <text:p text:style-name="P1">{</text:p>
      <text:p text:style-name="P1"><text:s text:c="2"/>acknowledged: true,</text:p>
      <text:p text:style-name="P1"><text:s text:c="2"/>insertedId: ObjectId("62a57bedde96bb8621ae7d00")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7">(1) <text:span text:style-name="T1">Query customer who are either male or younger than 25</text:span></text:p>
      <text:p text:style-name="P1"/>
      <text:p text:style-name="P1"/>
      <text:p text:style-name="P1">candidate&gt; db.details.find({$or:[{gender:'M'},{age:{$lt:25}}]},{name:1,_id:0})</text:p>
      <text:p text:style-name="P1">[ { name: 'Adharsh' }, { name: 'Gopika' }, { name: 'Binoy' } ]</text:p>
      <text:p text:style-name="P1">candidate&gt; db.details.find({$or:[{gender:'M'},{age:{$lt:25}}]})</text:p>
      <text:p text:style-name="P1">[</text:p>
      <text:p text:style-name="P1"><text:s text:c="2"/>{</text:p>
      <text:p text:style-name="P1"><text:s text:c="4"/>_id: ObjectId("62a57b78de96bb8621ae7cfd"),</text:p>
      <text:p text:style-name="P1"><text:s text:c="4"/>name: 'Adharsh',</text:p>
      <text:p text:style-name="P1"><text:s text:c="4"/>age: 26,</text:p>
      <text:p text:style-name="P1"><text:s text:c="4"/>gender: 'M',</text:p>
      <text:p text:style-name="P1"><text:s text:c="4"/>amount: 3000</text:p>
      <text:p text:style-name="P1"><text:s text:c="2"/>},</text:p>
      <text:p text:style-name="P1"><text:s text:c="2"/>{</text:p>
      <text:p text:style-name="P1"><text:s text:c="4"/>_id: ObjectId("62a57b93de96bb8621ae7cfe"),</text:p>
      <text:p text:style-name="P1"><text:s text:c="4"/>name: 'Gopika',</text:p>
      <text:p text:style-name="P1"><text:s text:c="4"/>age: 24,</text:p>
      <text:p text:style-name="P1"><text:s text:c="4"/>gender: 'F',</text:p>
      <text:p text:style-name="P1"><text:s text:c="4"/>amount: 250</text:p>
      <text:p text:style-name="P1"><text:s text:c="2"/>},</text:p>
      <text:p text:style-name="P1"><text:s text:c="2"/>{</text:p>
      <text:p text:style-name="P1"><text:s text:c="4"/>_id: ObjectId("62a57bb9de96bb8621ae7cff"),</text:p>
      <text:p text:style-name="P1"><text:s text:c="4"/>name: 'Binoy',</text:p>
      <text:p text:style-name="P1"><text:s text:c="4"/>age: 20,</text:p>
      <text:p text:style-name="P1"><text:s text:c="4"/>gender: 'M',</text:p>
      <text:p text:style-name="P1"><text:s text:c="4"/>amount: 700</text:p>
      <text:p text:style-name="P1"><text:s text:c="2"/>}</text:p>
      <text:p text:style-name="P1">]</text:p>
      <text:p text:style-name="P1"/>
      <text:p text:style-name="P1"/>
      <text:p text:style-name="P1"/>
      <text:p text:style-name="P1"/>
      <text:p text:style-name="P7">(2) <text:span text:style-name="T1">Calculate total purchase amount for male and female using aggregate method</text:span></text:p>
      <text:p text:style-name="P1"/>
      <text:p text:style-name="P1"/>
      <text:p text:style-name="P1">candidate&gt; db.details.aggregate([{$group:{_id:"$gender","amount":{$sum:"$amount"}}}])</text:p>
      <text:p text:style-name="P1">[ { _id: 'M', amount: 3700 }, { _id: 'F', amount: 2050 } ]</text:p>
      <text:p text:style-name="P1"/>
      <text:p text:style-name="P1"/>
      <text:p text:style-name="P1"/>
      <text:p text:style-name="P8">(3) <text:span text:style-name="T1">Select customer who are older than 25 and calculate the average purchase amount for male and female.</text:span></text:p>
      <text:p text:style-name="P2"/>
      <text:p text:style-name="P2"/>
      <text:p text:style-name="P2">db.details.insertOne({name:'Arya',age:27,gender:'F',amount:100})</text:p>
      <text:p text:style-name="P2">{</text:p>
      <text:p text:style-name="P2"><text:s text:c="2"/>acknowledged: true,</text:p>
      <text:p text:style-name="P2"><text:s text:c="2"/>insertedId: ObjectId("62a58605de96bb8621ae7d02")</text:p>
      <text:p text:style-name="P2">}</text:p>
      <text:p text:style-name="P2"><text:soft-page-break/>candidate&gt; db.details.aggregate([{$match:{age:{$gt:25}}},{$group:{_id:'$gender',amount:{$avg:'$amount'}}}])</text:p>
      <text:p text:style-name="P2">[ { _id: 'M', amount: 3000 }, { _id: 'F', amount: 950 } ]</text:p>
      <text:p text:style-name="P2">candidate&gt; </text:p>
      <text:p text:style-name="P2"/>
      <text:p text:style-name="P2"/>
      <text:p text:style-name="P2"/>
      <text:p text:style-name="P2"/>
      <text:p text:style-name="P9">(4)<text:span text:style-name="T1">Sort the data base on average amount</text:span></text:p>
      <text:p text:style-name="P3"/>
      <text:p text:style-name="P3"/>
      <text:p text:style-name="P3">db.details.aggregate([{$group:{_id:'$gender',amount:{$avg:'$amount'}}},{$sort:{amount:1}}])</text:p>
      <text:p text:style-name="P3">[ { _id: 'F', amount: 716.6666666666666 }, { _id: 'M', amount: 1850 } ]</text:p>
      <text:p text:style-name="P3">candidate&gt; db.details.aggregate([{ $group: { _id: '$gender', amount: { $avg: '$amount' } } }, { $sort: { amount: -1 } }])</text:p>
      <text:p text:style-name="P3">[ { _id: 'M', amount: 1850 }, { _id: 'F', amount: 716.6666666666666 } 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1:09:37.736106886</meta:creation-date>
    <dc:date>2022-06-12T23:21:44.831853548</dc:date>
    <meta:editing-duration>PT17M10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3" meta:paragraph-count="77" meta:word-count="265" meta:character-count="2667" meta:non-whitespace-character-count="2341"/>
  </office:meta>
</office:document-meta>
</file>